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e9c" officeooo:paragraph-rsid="00145e9c"/>
    </style:style>
    <style:style style:name="P2" style:family="paragraph" style:parent-style-name="Standard">
      <style:text-properties officeooo:rsid="0015b2e8" officeooo:paragraph-rsid="0015b2e8"/>
    </style:style>
    <style:style style:name="P3" style:family="paragraph" style:parent-style-name="Standard">
      <style:text-properties officeooo:rsid="00173056" officeooo:paragraph-rsid="00173056"/>
    </style:style>
    <style:style style:name="P4" style:family="paragraph" style:parent-style-name="Standard">
      <style:text-properties officeooo:rsid="00197df2" officeooo:paragraph-rsid="00197df2"/>
    </style:style>
    <style:style style:name="P5" style:family="paragraph" style:parent-style-name="Standard">
      <style:text-properties officeooo:rsid="001c012d" officeooo:paragraph-rsid="001c012d"/>
    </style:style>
    <style:style style:name="T1" style:family="text">
      <style:text-properties officeooo:rsid="0015b2e8"/>
    </style:style>
    <style:style style:name="T2" style:family="text">
      <style:text-properties officeooo:rsid="0016045a"/>
    </style:style>
    <style:style style:name="T3" style:family="text">
      <style:text-properties officeooo:rsid="001843f2"/>
    </style:style>
    <style:style style:name="T4" style:family="text">
      <style:text-properties officeooo:rsid="00197df2"/>
    </style:style>
    <style:style style:name="T5" style:family="text">
      <style:text-properties officeooo:rsid="001acf6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 truth heuristic: There is a meassurable concept such that it holds true for the predictions (in relation to all other concepts assumd to be true)</text:p>
      <text:p text:style-name="P1"/>
      <text:p text:style-name="P1">D:= distribution of truth for all concepts of a concept, I</text:p>
      <text:p text:style-name="P1"/>
      <text:p text:style-name="P1">P(A) = P(B|A) <text:span text:style-name="T1">P(C|A)</text:span> P(A|B, <text:span text:style-name="T1">C</text:span>) / P(B) <text:span text:style-name="T1">P© or whatever bayes applied theorem says</text:span></text:p>
      <text:p text:style-name="P1"/>
      <text:p text:style-name="P2">then do not collapse to a single numerical chance but a heuristical one which can be zoomed in on at any moment (by new messurement, or, although technically also a new meassurement, improving an old one, or changing an assumption)</text:p>
      <text:p text:style-name="P2"/>
      <text:p text:style-name="P2">bayes’s theorem allows for <text:span text:style-name="T2">recording </text:span>combinatorial chance calculatios, <text:span text:style-name="T2">since it contains the not, and, and if operators. </text:span><text:span text:style-name="T4">Heuristics are possibly-non continious probability distributions. With discrete rules we can create continiouity by using infinity.</text:span></text:p>
      <text:p text:style-name="P2"/>
      <text:p text:style-name="P4">A model is thus described by arbitrary labelled meassurements with their own heuristical chance of truth, <text:span text:style-name="T5">existing of the infinite product of x given all concepts not x.</text:span></text:p>
      <text:p text:style-name="P2"/>
      <text:p text:style-name="P3">At the end we add also the chance that the model is accedentily correct, <text:span text:style-name="T3">the chance that the model is correct for a specific prediction is higher than the chnace that the model is correct on all predictions</text:span></text:p>
      <text:p text:style-name="P3"/>
      <text:p text:style-name="P5">recurrend decision diagrams are the general version of arbitrary values in the inferren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10:43:05.140643505</meta:creation-date>
    <dc:date>2022-09-15T10:34:43.627937487</dc:date>
    <meta:editing-duration>P1DT9H33M47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8" meta:word-count="204" meta:character-count="1235" meta:non-whitespace-character-count="1039"/>
  </office:meta>
</office:document-meta>
</file>